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 style:master-page-name="">
      <style:paragraph-properties fo:margin-top="0.199cm" fo:margin-bottom="0.199cm" fo:text-align="justify" style:justify-single-word="false" style:page-number="auto"/>
    </style:style>
    <style:style style:name="P2" style:family="paragraph" style:parent-style-name="Standard" style:list-style-name="L1">
      <style:paragraph-properties fo:margin-top="0.199cm" fo:margin-bottom="0.199cm" fo:text-align="justify" style:justify-single-word="false"/>
    </style:style>
    <style:style style:name="P3" style:family="paragraph" style:parent-style-name="Standard" style:list-style-name="L1">
      <style:paragraph-properties fo:margin-top="0.199cm" fo:margin-bottom="0.199cm"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oduł 7 – Sieci komputerowe – test próbny nr 3 </text:h>
      <text:p text:style-name="Standard">Dane do ćwiczenia</text:p>
      <text:p text:style-name="Standard"><text:span text:style-name="T4">adres1</text:span>: rob@lo1.sandomierz.pl</text:p>
      <text:p text:style-name="Standard"><text:span text:style-name="T4">adres2</text:span>: rob2@lo1.sandomierz.pl</text:p>
      <text:p text:style-name="Standard"><text:span text:style-name="T4">adres3</text:span>: rob3@lo1.sandomierz.pl</text:p>
      <text:list xml:id="list295383931" text:style-name="L1">
        <text:list-item>
          <text:p text:style-name="P1">Za pomocą wybranej przeglądarki odnajdź stronę WWW, która zawiera informacje nt. konfiguracji wybranego klienta poczty do pobierania wiadomości z twojego konta pocztowego przy użyciu protokołu POP3. Najlepiej, aby były to strony przygotowane przez providera konta. Zrób zrzut tej strony i zapisz go w pliku <text:span text:style-name="T2">konfiguracja.jpg.</text:span></text:p>
        </text:list-item>
        <text:list-item>
          <text:p text:style-name="P2">Skonfiguruj wybrany program pocztowy tak, aby pobierał wiadomości z twojego konta pocztowego za pomocą protokołu POP3 bez usuwania ich z serwera i wysyłał wiadomości przy użyciu protokołu SMTP.</text:p>
        </text:list-item>
        <text:list-item>
          <text:p text:style-name="P2">Napisz nową wiadomość, która będzie wysłana na adres <text:span text:style-name="T2">adres1</text:span>. W temacie wpisz: <text:span text:style-name="T1">Moduł 7 – konfiguracja konta</text:span>, a w treści wpisz zdanie: <text:span text:style-name="T1">W załączniku przesyłam instrukcję konfiguracji konta pocztowego na serwerze [nazwa_providera]</text:span>, podpisz się (imię i nazwisko). Jako załącznik wstaw plik <text:span text:style-name="T2">konfiguracja.jpg</text:span>. Ustaw priorytet wysyłanej wiadomości na wysoki i wyślij wiadomość.</text:p>
        </text:list-item>
        <text:list-item>
          <text:p text:style-name="P2"><text:span text:style-name="T6">Odszukaj w skrzynce odbiorczej wiadomość o temacie </text:span><text:span text:style-name="T3">Test próbny 3</text:span>. Odpowiedz na tę wiadomość, wpisując w treści podziękowanie za jej otrzymanie, podpisz się (imię i nazwisko). Ukrytą kopię wiadomości zaadresuj do: <text:span text:style-name="T2">adres2</text:span>. Nie wysyłaj jeszcze wiadomości.</text:p>
        </text:list-item>
        <text:list-item>
          <text:p text:style-name="P2">Wejdź na stronę <text:span text:style-name="T2">centrum.vot.pl</text:span> i zaloguj się. Jeżeli nie masz konta, zgłoś to egzaminatorowi. W dziale <text:span text:style-name="T1">Materiały</text:span><text:span text:style-name="T5"> kliknij łącze </text:span><text:span text:style-name="T1">formularz testowy</text:span><text:span text:style-name="T5">. Uzupełnij dane tak, aby zawierały pełną nazwę szkoły, ulicę i kod wpisany wg wzorca 00-000, hasło znajdziesz w wiadomości </text:span><text:span text:style-name="T1">Test próbny 3</text:span><text:span text:style-name="T5">.</text:span></text:p>
        </text:list-item>
        <text:list-item>
          <text:p text:style-name="P2">Do redagowanej wiadomości dopisz kod otrzymany po wypełnieniu formularza w poprzednim podpunkcie. Wyślij wiadomość.</text:p>
        </text:list-item>
        <text:list-item>
          <text:p text:style-name="P2">Odszukaj w Twojej skrzynce odbiorczej wiadomość <text:span text:style-name="T1">Uwaga! Egzamin w piątek!</text:span>, otwórz ją i wydrukuj do pliku <text:span text:style-name="T2">egzamin.pdf</text:span>. Korzystając z funkcji <text:span text:style-name="T2">Przekaż (ang. Forward)</text:span> wyślij <text:s/>wiadomość na <text:span text:style-name="T2">adres3</text:span><text:span text:style-name="T6">, nadając jej wysoki priorytet, wstawiając wydrukowany plik jako załącznik <text:s/>i dodając słowa: </text:span><text:span text:style-name="T3">Dziękuję za informację, na pewno będę</text:span><text:span text:style-name="T6">.</text:span></text:p>
        </text:list-item>
        <text:list-item>
          <text:p text:style-name="P2">Korzystając z wyszukiwarki na stronie <text:span text:style-name="T2">hamlet.pro.e-mouse.pl</text:span> wyszukaj zasoby nt. <text:span text:style-name="T1">Jana Kochanowskiego</text:span>. Zrób zrzut z otrzymanych wyników i zapisz w pliku <text:span text:style-name="T2">kochanowski.jpg</text:span>. Stronę z wynikami zapisz również w pliku <text:span text:style-name="T2">kochanowski.txt</text:span>.</text:p>
        </text:list-item>
        <text:list-item>
          <text:p text:style-name="P2">Utwórz wiadomość <text:span text:style-name="T1">Informacje o Kochanowskim</text:span><text:span text:style-name="T5"> o treści </text:span><text:span text:style-name="T1">W załączniku przesyłam informacje o Janie Kochanowskim.</text:span><text:span text:style-name="T5"> Dołącz przygotowany wcześniej zrzut i plik tekstowy, a potem wyślij na adres </text:span><text:span text:style-name="T2">adres3</text:span><text:span text:style-name="T7">.</text:span></text:p>
        </text:list-item>
        <text:list-item>
          <text:p text:style-name="P3"><text:span text:style-name="T5">Odbierz wiadomość o temacie </text:span><text:span text:style-name="T1">Od ciebie wszystko zależy</text:span><text:span text:style-name="T5">, przeczytaj ją i postąp zgodnie z zasadami netykiety i zdrowego rozsądku ;-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czen </meta:initial-creator>
    <meta:creation-date>2011-03-29T09:07:17</meta:creation-date>
    <dc:date>2011-04-14T16:49:01</dc:date>
    <meta:editing-duration>PT2H25M19S</meta:editing-duration>
    <meta:editing-cycles>111</meta:editing-cycles>
    <meta:generator>LibreOffice/3.3$Linux LibreOffice_project/330m19$Build-202</meta:generator>
    <dc:creator>petrus </dc:creator>
    <meta:document-statistic meta:table-count="0" meta:image-count="0" meta:object-count="0" meta:page-count="1" meta:paragraph-count="15" meta:word-count="367" meta:character-count="2577"/>
  </office:meta>
</office:document-meta>
</file>